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472c" officeooo:paragraph-rsid="0018472c"/>
    </style:style>
    <style:style style:name="P2" style:family="paragraph" style:parent-style-name="Standard">
      <style:text-properties officeooo:rsid="00197f18" officeooo:paragraph-rsid="00197f18"/>
    </style:style>
    <style:style style:name="P3" style:family="paragraph" style:parent-style-name="Standard">
      <style:text-properties fo:font-variant="normal" fo:text-transform="none" fo:color="#252525" style:font-name="Liberation Serif" fo:font-size="12pt" fo:letter-spacing="normal" fo:font-style="normal" fo:font-weight="normal" officeooo:rsid="0018472c" officeooo:paragraph-rsid="0018472c" style:font-size-asian="12pt" style:font-weight-asian="bold" style:font-size-complex="12pt" style:font-weight-complex="bold"/>
    </style:style>
    <style:style style:name="P4" style:family="paragraph" style:parent-style-name="Standard">
      <style:text-properties fo:font-variant="normal" fo:text-transform="none" fo:color="#252525" style:font-name="Liberation Serif" fo:font-size="12pt" fo:letter-spacing="normal" fo:font-style="normal" fo:font-weight="normal" officeooo:rsid="00194d40" officeooo:paragraph-rsid="00194d40" style:font-size-asian="12pt" style:font-weight-asian="bold" style:font-size-complex="12pt" style:font-weight-complex="bold"/>
    </style:style>
    <style:style style:name="P5" style:family="paragraph" style:parent-style-name="Standard">
      <style:text-properties fo:font-variant="normal" fo:text-transform="none" fo:color="#252525" style:font-name="Liberation Serif" fo:font-size="12pt" fo:letter-spacing="normal" fo:font-style="normal" fo:font-weight="normal" officeooo:rsid="00197f18" officeooo:paragraph-rsid="00197f18" style:font-size-asian="12pt" style:font-weight-asian="bold" style:font-size-complex="12pt" style:font-weight-complex="bold"/>
    </style:style>
    <style:style style:name="P6" style:family="paragraph" style:parent-style-name="Standard">
      <style:text-properties fo:font-variant="normal" fo:text-transform="none" fo:color="#252525" style:font-name="Liberation Serif" fo:font-size="12pt" fo:letter-spacing="normal" fo:font-style="normal" fo:font-weight="normal" officeooo:rsid="001aae8f" officeooo:paragraph-rsid="001aae8f" style:font-size-asian="12pt" style:font-weight-asian="bold" style:font-size-complex="12pt" style:font-weight-complex="bold"/>
    </style:style>
    <style:style style:name="P7" style:family="paragraph" style:parent-style-name="Standard">
      <style:text-properties fo:font-variant="normal" fo:text-transform="none" fo:color="#252525" style:font-name="Liberation Serif" fo:font-size="12pt" fo:letter-spacing="normal" fo:font-style="normal" fo:font-weight="normal" officeooo:rsid="001b1ab0" officeooo:paragraph-rsid="001b1ab0" style:font-size-asian="12pt" style:font-weight-asian="bold" style:font-size-complex="12pt" style:font-weight-complex="bold"/>
    </style:style>
    <style:style style:name="P8" style:family="paragraph" style:parent-style-name="Standard">
      <style:text-properties fo:font-variant="normal" fo:text-transform="none" fo:color="#252525" style:font-name="Liberation Serif" fo:font-size="12pt" fo:letter-spacing="normal" fo:font-style="normal" fo:font-weight="normal" officeooo:rsid="001ba799" officeooo:paragraph-rsid="001ba799" style:font-size-asian="12pt" style:font-weight-asian="bold" style:font-size-complex="12pt" style:font-weight-complex="bold"/>
    </style:style>
    <style:style style:name="P9" style:family="paragraph" style:parent-style-name="Standard">
      <style:text-properties fo:font-variant="normal" fo:text-transform="none" fo:color="#252525" style:font-name="Liberation Serif" fo:font-size="12pt" fo:letter-spacing="normal" fo:font-style="normal" fo:font-weight="normal" officeooo:rsid="001dc6bb" officeooo:paragraph-rsid="001dc6bb" style:font-size-asian="12pt" style:font-weight-asian="bold" style:font-size-complex="12pt" style:font-weight-complex="bold"/>
    </style:style>
    <style:style style:name="P10" style:family="paragraph" style:parent-style-name="Standard">
      <style:text-properties fo:font-variant="normal" fo:text-transform="none" fo:color="#252525" style:font-name="Liberation Serif" fo:font-size="12pt" fo:letter-spacing="normal" fo:font-style="normal" fo:font-weight="normal" officeooo:rsid="001eced6" officeooo:paragraph-rsid="001eced6" style:font-size-asian="12pt" style:font-weight-asian="bold" style:font-size-complex="12pt" style:font-weight-complex="bold"/>
    </style:style>
    <style:style style:name="P11" style:family="paragraph" style:parent-style-name="Standard">
      <style:text-properties fo:font-variant="normal" fo:text-transform="none" fo:color="#252525" style:font-name="Liberation Serif" fo:font-size="12pt" fo:letter-spacing="normal" fo:font-style="normal" fo:font-weight="normal" officeooo:rsid="001eced6" officeooo:paragraph-rsid="001f7e6d" style:font-size-asian="12pt" style:font-weight-asian="bold" style:font-size-complex="12pt" style:font-weight-complex="bold"/>
    </style:style>
    <style:style style:name="P12" style:family="paragraph" style:parent-style-name="Standard">
      <style:text-properties fo:font-variant="normal" fo:text-transform="none" fo:color="#252525" style:font-name="Liberation Serif" fo:font-size="12pt" fo:letter-spacing="normal" fo:font-style="normal" fo:font-weight="normal" officeooo:rsid="001f7e6d" officeooo:paragraph-rsid="001f7e6d" style:font-size-asian="12pt" style:font-weight-asian="bold" style:font-size-complex="12pt" style:font-weight-complex="bold"/>
    </style:style>
    <style:style style:name="P13" style:family="paragraph" style:parent-style-name="Standard">
      <style:text-properties fo:font-variant="normal" fo:text-transform="none" fo:color="#252525" style:font-name="Liberation Serif" fo:font-size="12pt" fo:letter-spacing="normal" fo:font-style="normal" fo:font-weight="normal" officeooo:rsid="00211897" officeooo:paragraph-rsid="00211897" style:font-size-asian="12pt" style:font-weight-asian="bold" style:font-size-complex="12pt" style:font-weight-complex="bold"/>
    </style:style>
    <style:style style:name="P14" style:family="paragraph" style:parent-style-name="Standard">
      <style:text-properties fo:font-variant="normal" fo:text-transform="none" fo:color="#252525" style:font-name="Liberation Serif" fo:font-size="12pt" fo:letter-spacing="normal" fo:font-style="normal" fo:font-weight="normal" officeooo:rsid="0021874f" officeooo:paragraph-rsid="0021874f" style:font-size-asian="12pt" style:font-weight-asian="bold" style:font-size-complex="12pt" style:font-weight-complex="bold"/>
    </style:style>
    <style:style style:name="P15" style:family="paragraph" style:parent-style-name="Standard">
      <style:text-properties fo:font-variant="normal" fo:text-transform="none" fo:color="#252525" style:font-name="Liberation Serif" fo:font-size="12pt" fo:letter-spacing="normal" fo:font-style="normal" fo:font-weight="normal" officeooo:rsid="00224684" officeooo:paragraph-rsid="00224684" style:font-size-asian="12pt" style:font-weight-asian="bold" style:font-size-complex="12pt" style:font-weight-complex="bold"/>
    </style:style>
    <style:style style:name="P16" style:family="paragraph" style:parent-style-name="Standard">
      <style:text-properties fo:font-variant="normal" fo:text-transform="none" fo:color="#252525" style:font-name="Liberation Serif" fo:font-size="12pt" fo:letter-spacing="normal" fo:font-style="normal" fo:font-weight="normal" officeooo:rsid="00228a8c" officeooo:paragraph-rsid="00228a8c" style:font-size-asian="12pt" style:font-weight-asian="bold" style:font-size-complex="12pt" style:font-weight-complex="bold"/>
    </style:style>
    <style:style style:name="P17" style:family="paragraph" style:parent-style-name="Standard">
      <style:text-properties fo:font-variant="normal" fo:text-transform="none" fo:color="#252525" style:font-name="Liberation Serif" fo:font-size="12pt" fo:letter-spacing="normal" fo:font-style="normal" fo:font-weight="normal" officeooo:rsid="00231272" officeooo:paragraph-rsid="00231272" style:font-size-asian="12pt" style:font-weight-asian="bold" style:font-size-complex="12pt" style:font-weight-complex="bold"/>
    </style:style>
    <style:style style:name="P18" style:family="paragraph" style:parent-style-name="Standard">
      <style:text-properties fo:font-variant="normal" fo:text-transform="none" fo:color="#252525" style:font-name="Liberation Serif" fo:font-size="12pt" fo:letter-spacing="normal" fo:font-style="normal" fo:font-weight="normal" officeooo:rsid="00235dd3" officeooo:paragraph-rsid="00235dd3" style:font-size-asian="12pt" style:font-weight-asian="bold" style:font-size-complex="12pt" style:font-weight-complex="bold"/>
    </style:style>
    <style:style style:name="P19" style:family="paragraph" style:parent-style-name="Standard">
      <style:text-properties fo:font-variant="normal" fo:text-transform="none" fo:color="#252525" style:font-name="Liberation Serif" fo:font-size="12pt" fo:letter-spacing="normal" fo:font-style="normal" fo:font-weight="normal" officeooo:rsid="0024735e" officeooo:paragraph-rsid="0024735e" style:font-size-asian="12pt" style:font-weight-asian="bold" style:font-size-complex="12pt" style:font-weight-complex="bold"/>
    </style:style>
    <style:style style:name="P20" style:family="paragraph" style:parent-style-name="Standard">
      <style:text-properties fo:font-variant="normal" fo:text-transform="none" fo:color="#252525" style:font-name="Liberation Serif" fo:font-size="12pt" fo:letter-spacing="normal" fo:font-style="normal" fo:font-weight="normal" officeooo:rsid="00266b0b" officeooo:paragraph-rsid="00266b0b" style:font-size-asian="12pt" style:font-weight-asian="bold" style:font-size-complex="12pt" style:font-weight-complex="bold"/>
    </style:style>
    <style:style style:name="P21" style:family="paragraph" style:parent-style-name="Standard">
      <style:text-properties fo:font-variant="normal" fo:text-transform="none" fo:color="#252525" style:font-name="Liberation Serif" fo:font-size="12pt" fo:letter-spacing="normal" fo:font-style="normal" fo:font-weight="normal" officeooo:rsid="0027913d" officeooo:paragraph-rsid="0027913d" style:font-size-asian="12pt" style:font-weight-asian="bold" style:font-size-complex="12pt" style:font-weight-complex="bold"/>
    </style:style>
    <style:style style:name="P22" style:family="paragraph" style:parent-style-name="Standard">
      <style:text-properties fo:font-variant="normal" fo:text-transform="none" fo:color="#252525" style:font-name="Liberation Serif" fo:font-size="12pt" fo:letter-spacing="normal" fo:font-style="normal" fo:font-weight="normal" officeooo:rsid="002861e7" officeooo:paragraph-rsid="002861e7" style:font-size-asian="12pt" style:font-weight-asian="bold" style:font-size-complex="12pt" style:font-weight-complex="bold"/>
    </style:style>
    <style:style style:name="P23" style:family="paragraph" style:parent-style-name="Standard">
      <style:text-properties fo:font-variant="normal" fo:text-transform="none" fo:color="#252525" style:font-name="Liberation Serif" fo:font-size="12pt" fo:letter-spacing="normal" fo:font-style="normal" fo:font-weight="normal" officeooo:rsid="00286525" officeooo:paragraph-rsid="00286525" style:font-size-asian="12pt" style:font-weight-asian="bold" style:font-size-complex="12pt" style:font-weight-complex="bold"/>
    </style:style>
    <style:style style:name="P24" style:family="paragraph" style:parent-style-name="Standard">
      <style:text-properties fo:font-variant="normal" fo:text-transform="none" fo:color="#252525" style:font-name="Liberation Serif" fo:font-size="12pt" fo:letter-spacing="normal" fo:font-style="normal" fo:font-weight="normal" officeooo:rsid="002a09eb" officeooo:paragraph-rsid="002a09eb" style:font-size-asian="12pt" style:font-weight-asian="bold" style:font-size-complex="12pt" style:font-weight-complex="bold"/>
    </style:style>
    <style:style style:name="P25" style:family="paragraph" style:parent-style-name="Standard">
      <style:text-properties fo:font-variant="normal" fo:text-transform="none" fo:color="#252525" style:font-name="Liberation Serif" fo:font-size="12pt" fo:letter-spacing="normal" fo:font-style="normal" fo:font-weight="normal" officeooo:rsid="002a8363" officeooo:paragraph-rsid="002a8363" style:font-size-asian="12pt" style:font-weight-asian="bold" style:font-size-complex="12pt" style:font-weight-complex="bold"/>
    </style:style>
    <style:style style:name="P26" style:family="paragraph" style:parent-style-name="Standard">
      <style:text-properties fo:font-variant="normal" fo:text-transform="none" fo:color="#252525" style:font-name="Liberation Serif" fo:font-size="12pt" fo:letter-spacing="normal" fo:font-style="normal" fo:font-weight="normal" officeooo:rsid="002b2ec6" officeooo:paragraph-rsid="002b2ec6" style:font-size-asian="12pt" style:font-weight-asian="bold" style:font-size-complex="12pt" style:font-weight-complex="bold"/>
    </style:style>
    <style:style style:name="P27" style:family="paragraph" style:parent-style-name="Standard">
      <style:text-properties fo:font-variant="normal" fo:text-transform="none" fo:color="#252525" style:font-name="Liberation Serif" fo:font-size="12pt" fo:letter-spacing="normal" fo:font-style="normal" fo:font-weight="normal" officeooo:rsid="002c4ad9" officeooo:paragraph-rsid="002c4ad9" style:font-size-asian="12pt" style:font-weight-asian="bold" style:font-size-complex="12pt" style:font-weight-complex="bold"/>
    </style:style>
    <style:style style:name="P28" style:family="paragraph" style:parent-style-name="Standard">
      <style:text-properties fo:font-variant="normal" fo:text-transform="none" fo:color="#252525" style:font-name="Liberation Serif" fo:font-size="12pt" fo:letter-spacing="normal" fo:font-style="normal" fo:font-weight="normal" officeooo:rsid="002d0dcb" officeooo:paragraph-rsid="002d0dcb" style:font-size-asian="12pt" style:font-weight-asian="bold" style:font-size-complex="12pt" style:font-weight-complex="bold"/>
    </style:style>
    <style:style style:name="P29" style:family="paragraph" style:parent-style-name="Standard">
      <style:text-properties fo:font-variant="normal" fo:text-transform="none" fo:color="#252525" style:font-name="Liberation Serif" fo:font-size="12pt" fo:letter-spacing="normal" fo:font-style="normal" fo:font-weight="normal" officeooo:rsid="002eea17" officeooo:paragraph-rsid="002eea17" style:font-size-asian="12pt" style:font-weight-asian="bold" style:font-size-complex="12pt" style:font-weight-complex="bold"/>
    </style:style>
    <style:style style:name="P30" style:family="paragraph" style:parent-style-name="Standard">
      <style:text-properties fo:font-variant="normal" fo:text-transform="none" fo:color="#252525" style:font-name="Liberation Serif" fo:font-size="12pt" fo:letter-spacing="normal" fo:font-style="normal" fo:font-weight="normal" officeooo:rsid="002f9ee3" officeooo:paragraph-rsid="002f9ee3" style:font-size-asian="12pt" style:font-weight-asian="bold" style:font-size-complex="12pt" style:font-weight-complex="bold"/>
    </style:style>
    <style:style style:name="P31" style:family="paragraph" style:parent-style-name="Standard">
      <style:text-properties fo:font-variant="normal" fo:text-transform="none" fo:color="#252525" style:font-name="Liberation Serif" fo:font-size="12pt" fo:letter-spacing="normal" fo:font-style="normal" fo:font-weight="normal" officeooo:rsid="002fbc86" officeooo:paragraph-rsid="002fbc86" style:font-size-asian="12pt" style:font-weight-asian="bold" style:font-size-complex="12pt" style:font-weight-complex="bold"/>
    </style:style>
    <style:style style:name="P32" style:family="paragraph" style:parent-style-name="Standard">
      <style:text-properties fo:font-variant="normal" fo:text-transform="none" fo:color="#252525" style:font-name="Liberation Serif" fo:font-size="12pt" fo:letter-spacing="normal" fo:font-style="normal" fo:font-weight="normal" officeooo:rsid="00324590" officeooo:paragraph-rsid="00324590" style:font-size-asian="12pt" style:font-weight-asian="bold" style:font-size-complex="12pt" style:font-weight-complex="bold"/>
    </style:style>
    <style:style style:name="P33" style:family="paragraph" style:parent-style-name="Standard">
      <style:text-properties fo:font-variant="normal" fo:text-transform="none" fo:color="#252525" style:font-name="Liberation Serif" fo:font-size="12pt" fo:letter-spacing="normal" fo:font-style="normal" fo:font-weight="normal" officeooo:rsid="00339103" officeooo:paragraph-rsid="00339103" style:font-size-asian="12pt" style:font-weight-asian="bold" style:font-size-complex="12pt" style:font-weight-complex="bold"/>
    </style:style>
    <style:style style:name="P34" style:family="paragraph" style:parent-style-name="Standard">
      <style:text-properties fo:font-variant="normal" fo:text-transform="none" fo:color="#252525" style:font-name="Liberation Serif" fo:font-size="12pt" fo:letter-spacing="normal" fo:font-style="normal" fo:font-weight="normal" officeooo:rsid="0034e498" officeooo:paragraph-rsid="0034e498" style:font-size-asian="12pt" style:font-weight-asian="bold" style:font-size-complex="12pt" style:font-weight-complex="bold"/>
    </style:style>
    <style:style style:name="P35" style:family="paragraph" style:parent-style-name="Standard">
      <style:text-properties fo:font-variant="normal" fo:text-transform="none" fo:color="#252525" style:font-name="Liberation Serif" fo:font-size="12pt" fo:letter-spacing="normal" fo:font-style="normal" fo:font-weight="normal" officeooo:rsid="0035c0de" officeooo:paragraph-rsid="0035c0de" style:font-size-asian="12pt" style:font-weight-asian="bold" style:font-size-complex="12pt" style:font-weight-complex="bold"/>
    </style:style>
    <style:style style:name="P36" style:family="paragraph" style:parent-style-name="Standard">
      <style:text-properties fo:font-variant="normal" fo:text-transform="none" fo:color="#252525" style:font-name="Liberation Serif" fo:font-size="12pt" fo:letter-spacing="normal" fo:font-style="normal" fo:font-weight="normal" officeooo:rsid="0036c186" officeooo:paragraph-rsid="0036c186" style:font-size-asian="12pt" style:font-weight-asian="bold" style:font-size-complex="12pt" style:font-weight-complex="bold"/>
    </style:style>
    <style:style style:name="P37" style:family="paragraph" style:parent-style-name="Standard">
      <style:text-properties fo:font-variant="normal" fo:text-transform="none" fo:color="#252525" style:font-name="Liberation Serif" fo:font-size="12pt" fo:letter-spacing="normal" fo:font-style="normal" fo:font-weight="normal" officeooo:rsid="00383fe9" officeooo:paragraph-rsid="00383fe9" style:font-size-asian="12pt" style:font-weight-asian="bold" style:font-size-complex="12pt" style:font-weight-complex="bold"/>
    </style:style>
    <style:style style:name="P38" style:family="paragraph" style:parent-style-name="Standard">
      <style:text-properties fo:font-variant="normal" fo:text-transform="none" fo:color="#252525" style:font-name="Liberation Serif" fo:font-size="12pt" fo:letter-spacing="normal" fo:font-style="normal" fo:font-weight="normal" officeooo:rsid="0039b877" officeooo:paragraph-rsid="0039b877" style:font-size-asian="12pt" style:font-weight-asian="bold" style:font-size-complex="12pt" style:font-weight-complex="bold"/>
    </style:style>
    <style:style style:name="P39" style:family="paragraph" style:parent-style-name="Standard">
      <style:text-properties fo:font-variant="normal" fo:text-transform="none" fo:color="#252525" style:font-name="Liberation Serif" fo:font-size="12pt" fo:letter-spacing="normal" fo:font-style="normal" fo:font-weight="normal" officeooo:rsid="003bb5f6" officeooo:paragraph-rsid="003bb5f6" style:font-size-asian="12pt" style:font-weight-asian="bold" style:font-size-complex="12pt" style:font-weight-complex="bold"/>
    </style:style>
    <style:style style:name="P40" style:family="paragraph" style:parent-style-name="Standard">
      <style:text-properties fo:font-variant="normal" fo:text-transform="none" fo:color="#252525" style:font-name="Liberation Serif" fo:font-size="12pt" fo:letter-spacing="normal" fo:font-style="normal" fo:font-weight="normal" officeooo:rsid="003c7169" officeooo:paragraph-rsid="003c7169" style:font-size-asian="12pt" style:font-weight-asian="bold" style:font-size-complex="12pt" style:font-weight-complex="bold"/>
    </style:style>
    <style:style style:name="P41" style:family="paragraph" style:parent-style-name="Standard">
      <style:text-properties fo:font-variant="normal" fo:text-transform="none" fo:color="#252525" style:font-name="Liberation Serif" fo:font-size="12pt" fo:letter-spacing="normal" fo:font-style="normal" fo:font-weight="normal" officeooo:rsid="003c7169" officeooo:paragraph-rsid="003c7169" style:font-size-asian="12pt" style:font-weight-asian="bold" style:font-size-complex="12pt" style:font-weight-complex="bold"/>
    </style:style>
    <style:style style:name="P42" style:family="paragraph" style:parent-style-name="Standard">
      <style:text-properties fo:font-variant="normal" fo:text-transform="none" fo:color="#252525" style:font-name="Liberation Serif" fo:font-size="12pt" fo:letter-spacing="normal" fo:font-style="normal" fo:font-weight="normal" officeooo:rsid="003d34eb" officeooo:paragraph-rsid="003d34eb" style:font-size-asian="12pt" style:font-weight-asian="bold" style:font-size-complex="12pt" style:font-weight-complex="bold"/>
    </style:style>
    <style:style style:name="P43" style:family="paragraph" style:parent-style-name="Standard">
      <style:text-properties fo:font-variant="normal" fo:text-transform="none" fo:color="#252525" style:font-name="Liberation Serif" fo:font-size="12pt" fo:letter-spacing="normal" fo:font-style="normal" fo:font-weight="normal" officeooo:rsid="003ef6c7" officeooo:paragraph-rsid="003ef6c7" style:font-size-asian="12pt" style:font-weight-asian="bold" style:font-size-complex="12pt" style:font-weight-complex="bold"/>
    </style:style>
    <style:style style:name="P44" style:family="paragraph" style:parent-style-name="Standard">
      <style:text-properties fo:font-variant="normal" fo:text-transform="none" fo:color="#252525" style:font-name="Liberation Serif" fo:font-size="12pt" fo:letter-spacing="normal" fo:font-style="normal" fo:font-weight="normal" officeooo:rsid="0040e4ea" officeooo:paragraph-rsid="0040e4ea" style:font-size-asian="12pt" style:font-weight-asian="bold" style:font-size-complex="12pt" style:font-weight-complex="bold"/>
    </style:style>
    <style:style style:name="P45" style:family="paragraph" style:parent-style-name="Standard">
      <style:text-properties fo:font-variant="normal" fo:text-transform="none" fo:color="#252525" style:font-name="Liberation Serif" fo:font-size="12pt" fo:letter-spacing="normal" fo:font-style="normal" fo:font-weight="normal" officeooo:rsid="00417577" officeooo:paragraph-rsid="00417577" style:font-size-asian="12pt" style:font-weight-asian="bold" style:font-size-complex="12pt" style:font-weight-complex="bold"/>
    </style:style>
    <style:style style:name="P46" style:family="paragraph" style:parent-style-name="Standard">
      <style:text-properties fo:font-variant="normal" fo:text-transform="none" fo:color="#252525" style:font-name="Liberation Serif" fo:font-size="12pt" fo:letter-spacing="normal" fo:font-style="normal" fo:font-weight="normal" officeooo:rsid="00424460" officeooo:paragraph-rsid="00424460" style:font-size-asian="12pt" style:font-weight-asian="bold" style:font-size-complex="12pt" style:font-weight-complex="bold"/>
    </style:style>
    <style:style style:name="P47" style:family="paragraph" style:parent-style-name="Standard">
      <style:text-properties fo:font-variant="normal" fo:text-transform="none" fo:color="#252525" style:font-name="Liberation Serif" fo:font-size="12pt" fo:letter-spacing="normal" fo:font-style="normal" fo:font-weight="normal" officeooo:rsid="004403b2" officeooo:paragraph-rsid="004403b2" style:font-size-asian="12pt" style:font-weight-asian="bold" style:font-size-complex="12pt" style:font-weight-complex="bold"/>
    </style:style>
    <style:style style:name="P48" style:family="paragraph" style:parent-style-name="Standard">
      <style:text-properties fo:font-variant="normal" fo:text-transform="none" fo:color="#252525" style:font-name="Liberation Serif" fo:font-size="12pt" fo:letter-spacing="normal" fo:font-style="normal" fo:font-weight="normal" officeooo:rsid="004537ed" officeooo:paragraph-rsid="004537ed" style:font-size-asian="12pt" style:font-weight-asian="bold" style:font-size-complex="12pt" style:font-weight-complex="bold"/>
    </style:style>
    <style:style style:name="T1" style:family="text">
      <style:text-properties fo:font-variant="normal" fo:text-transform="none" fo:color="#252525" style:font-name="Liberation Serif" fo:font-size="12pt" fo:letter-spacing="normal" fo:font-style="normal" fo:font-weight="normal" style:font-size-asian="12pt" style:font-weight-asian="bold" style:font-size-complex="12pt" style:font-weight-complex="bold"/>
    </style:style>
    <style:style style:name="T2" style:family="text">
      <style:text-properties fo:font-variant="normal" fo:text-transform="none" fo:color="#252525" style:font-name="Liberation Serif" fo:font-size="12pt" fo:letter-spacing="normal" fo:font-style="normal" fo:font-weight="normal" officeooo:rsid="0010dad4" style:font-size-asian="12pt" style:font-weight-asian="bold" style:font-size-complex="12pt" style:font-weight-complex="bold"/>
    </style:style>
    <style:style style:name="T3" style:family="text">
      <style:text-properties fo:font-variant="normal" fo:text-transform="none" fo:color="#252525" style:font-name="Liberation Serif" fo:font-size="12pt" fo:letter-spacing="normal" fo:font-style="normal" fo:font-weight="normal" officeooo:rsid="00194d40" style:font-size-asian="12pt" style:font-weight-asian="bold" style:font-size-complex="12pt" style:font-weight-complex="bold"/>
    </style:style>
    <style:style style:name="T4" style:family="text">
      <style:text-properties fo:font-variant="normal" fo:text-transform="none" fo:color="#252525" style:font-name="Liberation Serif" fo:font-size="12pt" fo:letter-spacing="normal" fo:font-style="italic" fo:font-weight="normal" style:font-size-asian="12pt" style:font-style-asian="italic" style:font-weight-asian="bold" style:font-size-complex="12pt" style:font-style-complex="italic" style:font-weight-complex="bold"/>
    </style:style>
    <style:style style:name="T5" style:family="text">
      <style:text-properties style:font-name="Liberation Serif"/>
    </style:style>
    <style:style style:name="T6" style:family="text">
      <style:text-properties style:font-name="Liberation Serif" fo:font-size="12pt" style:font-size-asian="12pt" style:font-size-complex="12pt"/>
    </style:style>
    <style:style style:name="T7" style:family="text">
      <style:text-properties officeooo:rsid="001ba799"/>
    </style:style>
    <style:style style:name="T8" style:family="text">
      <style:text-properties officeooo:rsid="001d3de5"/>
    </style:style>
    <style:style style:name="T9" style:family="text">
      <style:text-properties officeooo:rsid="001eced6"/>
    </style:style>
    <style:style style:name="T10" style:family="text">
      <style:text-properties officeooo:rsid="001f7e6d"/>
    </style:style>
    <style:style style:name="T11" style:family="text">
      <style:text-properties officeooo:rsid="00211897"/>
    </style:style>
    <style:style style:name="T12" style:family="text">
      <style:text-properties officeooo:rsid="0021874f"/>
    </style:style>
    <style:style style:name="T13" style:family="text">
      <style:text-properties officeooo:rsid="00228a8c"/>
    </style:style>
    <style:style style:name="T14" style:family="text">
      <style:text-properties officeooo:rsid="00231272"/>
    </style:style>
    <style:style style:name="T15" style:family="text">
      <style:text-properties officeooo:rsid="0024735e"/>
    </style:style>
    <style:style style:name="T16" style:family="text">
      <style:text-properties officeooo:rsid="002861e7"/>
    </style:style>
    <style:style style:name="T17" style:family="text">
      <style:text-properties officeooo:rsid="002a09eb"/>
    </style:style>
    <style:style style:name="T18" style:family="text">
      <style:text-properties officeooo:rsid="002eea17"/>
    </style:style>
    <style:style style:name="T19" style:family="text">
      <style:text-properties officeooo:rsid="002f9ee3"/>
    </style:style>
    <style:style style:name="T20" style:family="text">
      <style:text-properties officeooo:rsid="002fbc86"/>
    </style:style>
    <style:style style:name="T21" style:family="text">
      <style:text-properties officeooo:rsid="00317fee"/>
    </style:style>
    <style:style style:name="T22" style:family="text">
      <style:text-properties officeooo:rsid="0034e498"/>
    </style:style>
    <style:style style:name="T23" style:family="text">
      <style:text-properties officeooo:rsid="0035c0de"/>
    </style:style>
    <style:style style:name="T24" style:family="text">
      <style:text-properties officeooo:rsid="00383fe9"/>
    </style:style>
    <style:style style:name="T25" style:family="text">
      <style:text-properties officeooo:rsid="0039b877"/>
    </style:style>
    <style:style style:name="T26" style:family="text">
      <style:text-properties fo:font-style="italic" style:font-style-asian="italic" style:font-style-complex="italic"/>
    </style:style>
    <style:style style:name="T27" style:family="text">
      <style:text-properties officeooo:rsid="003bb5f6"/>
    </style:style>
    <style:style style:name="T28" style:family="text">
      <style:text-properties officeooo:rsid="003ef6c7"/>
    </style:style>
    <style:style style:name="T29" style:family="text">
      <style:text-properties officeooo:rsid="00424460"/>
    </style:style>
    <style:style style:name="T30" style:family="text">
      <style:text-properties officeooo:rsid="004403b2"/>
    </style:style>
    <style:style style:name="T31" style:family="text">
      <style:text-properties officeooo:rsid="004537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Итак, Ольга.</text:p>
      <text:p text:style-name="P1">Конечно, размер её груди намного уступал размерам На<text:span text:style-name="T5">та</text:span><text:span text:style-name="T6">л</text:span><text:span text:style-name="T2">и́. </text:span><text:span text:style-name="T1">И они не отличались упругостью, как предписывается грудям девственниц в литературных традициях.</text:span></text:p>
      <text:p text:style-name="P3">Но когда я впервые, стоя у тёткиной калитки, расстегнул на себе рубаху, а <text:s text:c="2"/>на ней кофточку и стиснул её наготу, то поразился необъятности ощущения от прижавшейся женской плоти.</text:p>
      <text:p text:style-name="P3">Лифчика на ней не было, она перед этим заходила в тёмный двор хаты.</text:p>
      <text:p text:style-name="P3">А то, что грудь такая небольшая и соски не твёрдые объяснила нырянием со скалы за рапанами. Глубина оказалась большой и потом в больнице пришлось прокалывать ей груди.</text:p>
      <text:p text:style-name="P3">Лапша на уши? Понятия не имею.</text:p>
      <text:p text:style-name="P3">При моей лопоухости я верю всему, что мне говорят. Серьёзно, пока слушаю — верю всем и вся. А из-за своего, не менее фундаментального, тугодумия логическое осмысление услышанного начинаю на вторые или третьи сутки.</text:p>
      <text:p text:style-name="P3">Но в тот момент мне было вовсе не до логики — рапаны, так рапаны. Это лишь теперь немного интересно — что оно за хрень? Да, и то <text:s/>не <text:s/>очень.</text:p>
      <text:p text:style-name="P1"><text:span text:style-name="T1">Но что в ней </text:span><text:span text:style-name="T3">безоговорочно пленяло</text:span><text:span text:style-name="T1">, так это — ноги.</text:span></text:p>
      <text:p text:style-name="P4">Тогда во всём мире бурлила сексуальная революция, а законы революционного времени — беспощадны. И уж тем более законы революционной моды.</text:p>
      <text:p text:style-name="P4">Это в нынешние демократические времена хочешь — макси одевай, хочешь — миди, а можешь и всю жизнь в трениках проходить, если, конечно, на них есть адидасовские полоски.</text:p>
      <text:p text:style-name="P4">Сексуальная революция установила диктатуру мини.</text:p>
      <text:p text:style-name="P4">Так что, коль ты считаешь себя женщиной — изволь обнажить колени. Закон — есть закон. </text:p>
      <text:p text:style-name="P4">Если ты не махнула на себя рукой, как на женщину, твоя юбка или платье должна кончаться, как минимум, на три сантиметра выше колен. Закон суров, но справедлив, или записывайся в пенсионерки.</text:p>
      <text:p text:style-name="P4">У Ольги мини было на двадцать сантиметров выше. Поэтому, когда она садилась, кисть её руки целомудренно спускалась между спортивно спелых ляжек, чтоб <text:s/>не выглядывали трусики.</text:p>
      <text:p text:style-name="P4">И когда я сверкающим солнечным днём стоял у тоннеля Путепровода, а она в жёлтоволосой стрижке и красной мини-юбке сбегала с лёгкой атлетической припрыжкой вниз по лестнице от Парка, мне стало ясно, что я родился в очень даже правильную эпоху.</text:p>
      <text:p text:style-name="P5">Порыв ветра взметнул на ней юбку и она, на бегу, оправила её классическим жестом Мэрилин Монро из другой эпохи.</text:p>
      <text:p text:style-name="P5">В такие мгновения все рапаны мира и голодные братаны, жующие <text:s/>горбушки с сухим сеймовским песком, пусть катятся в тартарары!</text:p>
      <text:p text:style-name="P2"><text:span text:style-name="T1"><text:tab/><text:tab/><text:tab/>...</text:span><text:span text:style-name="T4">две ножки... грустный, охладелый,</text:span></text:p>
      <text:p text:style-name="P2"><text:span text:style-name="T4"><text:tab/><text:tab/><text:tab/>я всё их помню</text:span><text:span text:style-name="T1">...</text:span></text:p>
      <text:p text:style-name="P5">Или, как сказал иной, более прагматичный избранник муз:</text:p>
      <text:p text:style-name="P5">- Ольга, за твои ножки я б отдал всё, кроме получки и выходного дня!</text:p>
      <text:p text:style-name="P2"/>
      <text:p text:style-name="P5">Он был её сотрудником на Тряпках, куда она устроилась работать, потому что не уехала к маме в Феодосию, а осталась жить у тётки.</text:p>
      <text:p text:style-name="P5">Тряпками в Конотопе называют Фабрику Вторсырья. Она на самом краю города — первая остановка электрички по пути на Сейм.</text:p>
      <text:p text:style-name="P5">Зачем так далеко?</text:p>
      <text:p text:style-name="P5">Просто на Тряпках не слишком-то оглядываются на трудовое законодательство, а Ольге тогда исполнилось только пятнадцать лет.</text:p>
      <text:p text:style-name="P2"/>
      <text:p text:style-name="P5">Первого сентября я пришёл в Конотопский техникум железнодорожного транспорта вместе с моими братом и сестрой, которые поступили туда же после восьмого класса.</text:p>
      <text:p text:style-name="P5">Студентов погруппно построили во дворе на линейку и директор техникума начал толкать речь.</text:p>
      <text:p text:style-name="P5"><text:soft-page-break/>Я почувствовал себя как зэк, которому по истечении десятилетнего срока накинули ещё три года.</text:p>
      <text:p text:style-name="P5">Когда линейка кончилась, я зашёл в отдел кадров техникума, забрал свои документы и отправился трудоустраиваться на завод КПВРЗ.</text:p>
      <text:p text:style-name="P5">Меня приняли туда же, где уже был Владя — учеником слесаря по монтажу металлоконструкций в экспериментальном участке ремонтного цеха.</text:p>
      <text:p text:style-name="P2"/>
      <text:p text:style-name="P6">Как и большинство цехов в КПВРЗ, Механический построен из кирпича огнеупорного цвета. Прямые гладкие стены без дореволюционных финтифлюшек.</text:p>
      <text:p text:style-name="P6">Просторный корпус <text:s text:c="2"/>длиной метров сто тридцать, высотой — восемь; там громыхает поперечная кран-балка по проложенным под крышей рельсам.</text:p>
      <text:p text:style-name="P6">Кабинка крановщицы снизу, в самом краю тридцатиметровой балки, по которой бегает тельфер с мощным крюком на толстом тросе. В кабинку она подымается по лесенке вмурованной в стену цеха.</text:p>
      <text:p text:style-name="P6">К зданию Механического цеха пристроены три крыла, но пониже. В одном Инструментальный цех, а в другом тоже станки Механического, но помельче; не такие махины как по обе стороны центрального прохода в основном здании.</text:p>
      <text:p text:style-name="P6">Центральный проход достаточно широк, чтобы смогли разъехаться два встречных автокара. </text:p>
      <text:p text:style-name="P7">Автокар — это самодвижущаяся телега, только колёса чуть поменьше, зато покрепче. Впереди телеги небольшая <text:s/>площадка, где стоит водительница. <text:s/>Между нею и кузовом — узкий металлический ящик, тоже стоймя, из боков которого торчат два параллельных рычага, чтобы она могла за них держаться. Но это только кажется, на самом деле водительница управляет каром через эти рычаги, они вместо руля — <text:span text:style-name="T7">тянет </text:span>вверх, или вниз и кар делает нужный поворот.</text:p>
      <text:p text:style-name="P7">Автокар, как <text:span text:style-name="T7">Т</text:span>яни-<text:span text:style-name="T7">Т</text:span>олкай. Куда-то заехал, его загрузили, или наоборот разгрузили и, не разворачивая транспорт, водительница сама поворачивается на своей площадочке лицом к кузову и гонит кар обратно. Удобно придумано.</text:p>
      <text:p text:style-name="P8">Пол в цеху бетонный, но до того завозюкан машинным маслом, что стал чёрным, как асфальт.</text:p>
      <text:p text:style-name="P8">Центральный проход, не доходя метров тридцать до торцевой стены, пересекается дорогой из крыла в крыло, а также оградой из труб. Это граница — за трубами отсек ремонтного цеха. </text:p>
      <text:p text:style-name="P8">Граница, конечно, прозрачная и с двумя бестаможенными въездами вдоль стен корпуса.</text:p>
      <text:p text:style-name="P8">За левым въездом деревянная дверь в стене — это бытовка со шкафчиками для одежды рабочих. <text:span text:style-name="T8">Вслед за дверью деревянный стол — метр на полтора — с двумя лавками по бокам; это гнездо мастеров. Далее — просторный <text:s text:c="2"/>стол-верстак <text:s/>вдоль высоких окон в стене. <text:s/>В него ввинчены здоровенные слесарные тиски — восемь штук, на солидном расстоянии друг от друга — сперва Яшины, потом Мыколы-старого, потом Петра, потом Мыколы-молодого и так далее, аж до высоких ворот в этой же стене, под которыми проложены рельсы железнодорожного пути.</text:span></text:p>
      <text:p text:style-name="P9">Спереди стол с тисками тоже обшит листовым железом, а в нём железные дверцы отсеков-ящиков с аккуратными висячими замками, где рабочие держат свои инструменты; сперва ящик Яши, потом Мыколы старого, ну, и так далее.</text:p>
      <text:p text:style-name="P9">Над бытовкой, на втором этаже, кабинет начальства. <text:span text:style-name="T9">Туда ведёт железная лестница с поручнями из двух пролётов, и площадка перед кабинетом тоже с поручнями, как в трюмах морских кораблей. <text:s/>С площадки дальше вверх уходит узкая лесенка из перекладин, по ней крановщица кран-балки по утрам и после обеда подымается в свою кабинку и уезжает в Механический цех.</text:span></text:p>
      <text:p text:style-name="P10">Рельсы в конце Ремонтного цеха — тупик, сюда загоняют платформы с махинами, которым требуется ремонт, а т<text:span text:style-name="T10">е</text:span>, что помельче и автокаром можно привезти.</text:p>
      <text:p text:style-name="P11">Параллельно рельсам, метра за два от них, торцевая стена корпуса. В ней тоже высокие окна, <text:span text:style-name="T10"><text:s/>подéленные железным переплётом на квадраты пыльного стекла,</text:span> а над ними, под самым потолком большие круглые часы, как на вокзалах. Они электрические, спят-спят, а потом — цок! — и полметровая стрелка перескочила минуты на две, и снова спит до следующего цока.</text:p>
      <text:p text:style-name="P12"><text:soft-page-break/>Третья стена <text:span text:style-name="T11">с такими же</text:span> высокими окнами. Справа под окнами сверлильный станок для общего пользования, затем громадный стол разметчика и в углу слева токарный станок со своим токарем.</text:p>
      <text:p text:style-name="P13">Параллельно стене, но ближе к середине цеха, опять многометровый слесарный стол, вернее два плотно поставленные лицом к лицу и разделённые сеткой. Всё по технике безопасности, если молоток вылетит из рук, чтоб не зашиб рабочего за столом напротив.</text:p>
      <text:p text:style-name="P13">Пересекая цех, нужно смотреть в оба — на полу громоздятся гигантские червячные передачи, промасленные кожухи и уйма прочей всячины, которую привезли и свалили тут уже который месяц назад, но никак руки не доходят — всегда найдётся что-то более неотложно требующее срочного ремонта.</text:p>
      <text:p text:style-name="P13">Но это не по моей части. Наш — экспериментальный — участок это тот верстачный стол рядом с бытовкой. Мы не ремонтируем, мы воплощаем в металле проекты наэкспериментированные в чертежах работников конструкторского бюро из заводоуправления. Четырёхколёсный возок, например, или стэнд трудовой славы перед главной проходной завода. Или делаем всякие несущие конструкции из швеллеров — <text:span text:style-name="T12">консоли, фермы крыш</text:span>.</text:p>
      <text:p text:style-name="P14">Но для такой продукции в цеху места мало, мы их собираем за воротами, на стеллажах под окнами конторы цеха и бытовки.</text:p>
      <text:p text:style-name="P14">Кстати, детали городской телевышки тоже здесь готовили; и монтировала её тоже бригада нашего участка. Но это было до меня.</text:p>
      <text:p text:style-name="P14"/>
      <text:p text:style-name="P14">Меня прикрепили учеником к слесарю Петру Хоменко. На три месяца.</text:p>
      <text:p text:style-name="P14">Он и рад был — за ученика наставнику полагается прибавка к зарплате — но и не знал что со мной делать, после того как дал запасной ключ от ящика под тисками, чтоб и я там складывал свой молоток, зубило и напильник, выданные мне под расписку в инструментальном цеху.</text:p>
      <text:p text:style-name="P14">Ну, показал как делать из тонкой сталистой проволоки чертилку, а дальше?</text:p>
      <text:p text:style-name="P14">В нашем ряду тисков редко когда увидишь работающего рабочего. Разве что в конце дня, когда клепает какую-нибудь «шабашку» для хозяйственных нужд у себя дома.</text:p>
      <text:p text:style-name="P14">Но все всегда при деле. Двое-трое работают со сварщиком на стеллажах. Кто-то ушёл на демонтаж рольганга в Литейном цеху. Кого-то старший мастер увёл устанавливать анкерные болты под стационарный тельферный кран в Котельном. </text:p>
      <text:p text:style-name="P15">Вобщем, работа кипит. Где-то.</text:p>
      <text:p text:style-name="P15">Начальство работает в кабинете над бытовкой.</text:p>
      <text:p text:style-name="P15">Правда начальник цеха Лебедев туда редко приходит, раза два за день. Где он работает покинув цех я не знаю.</text:p>
      <text:p text:style-name="P15">Ему идёт чёрная форменная шинель железнодорожника. Хотя летом, конечно, пиджак, но всё равно с серебристыми пуговицами.</text:p>
      <text:p text:style-name="P15">При ходьбе он настолько прямо держит спину, что нетрудно догадаться — человек идёт хорошо поддавши. Но не шатается ни капли. Ни-ни.</text:p>
      <text:p text:style-name="P15">Рабочие его уважают. Может потому, что не засиживается в кабинете.</text:p>
      <text:p text:style-name="P15">Дальше идут начальники участков.</text:p>
      <text:p text:style-name="P15">Начальник ремонтного участка — Мозговой. Его тонкий голосок как-то не вяжется с его плотной комплекцией, но его тоже уважают за безвредность.</text:p>
      <text:p text:style-name="P15">Один раз в цеху восстанавливали вогнутость профиля какой-то крупной детали от непонятно чего. У кого не спросишь что оно за хрень — ответ один:</text:p>
      <text:p text:style-name="P15">- А х..... его знает!</text:p>
      <text:p text:style-name="P15">Причём <text:span text:style-name="T13">звук «у» протяжно так выговаривают, почти с подвывом:</text:span></text:p>
      <text:p text:style-name="P16">- ...у-у-у-й его знает!</text:p>
      <text:p text:style-name="P16">Вобщем, недели две эту вогнутость по очереди шабровали. Кому делать не … — то есть нечего; берут шабер в руки и шабруют.</text:p>
      <text:p text:style-name="P16">Довели до зеркального блеска и уже другая хренотень — выпуклая — стала свободно входить и проворачиваться.</text:p>
      <text:p text:style-name="P16"><text:soft-page-break/>Мозговой обрадовался — это ж на его участке трудовое достижение. А тут Лёха из Подлипного, который недавно дембельнулся, в конце рабочего дня приставил к нашабренной поверхности зубило и говорит:</text:p>
      <text:p text:style-name="P16">- Ну, что, Мозговой — долбануть?</text:p>
      <text:p text:style-name="P16">А Мозговой в ответ усталым тонким голосом:</text:p>
      <text:p text:style-name="P16">- Если ума нет, так — долбани.</text:p>
      <text:p text:style-name="P16">Лёха пошутил, конечно, но Мозговой его не заложил, хотя и мог бы.</text:p>
      <text:p text:style-name="P16">Начальник экспериментального участка Лёня — не помню фамилии. <text:s/>Широкую родинку на в<text:span text:style-name="T14">е</text:span>рхней губе помню, а фамилию — нет.</text:p>
      <text:p text:style-name="P17">Про него ещё не знали — уважать его, или нет. Молодой ещё. Он раньше сидел за столом мастеров, на первом этаже перед дверью в бытовку, а потом закончил что-то заочно и поднялся в кабинет начальства.</text:p>
      <text:p text:style-name="P17">Потом шёл инженер-технолог, за столом спиной к окну. Но я его даже имени не помню. </text:p>
      <text:p text:style-name="P17">И старший мастер Мелай, отец Анатолия. У него был широкий, горизонтально прорезанный рот и он всегда молчал, в отличие от певучего сына.</text:p>
      <text:p text:style-name="P17">Два раза в месяц в кабинет приходила кассирша с брезентовой сумкой — выдавать аванс и зарплату.</text:p>
      <text:p text:style-name="P17">В самый первый раз она выдала мне аванс одними рублёвками — штук двадцать.</text:p>
      <text:p text:style-name="P17">Когда я принёс свой первый заработок домой, то к приходу мамы разложил деньги на кушетке в кухне. Именно разложил. По одной. Чтоб больше казалось. Сказал:</text:p>
      <text:p text:style-name="P17">- Мама, это тебе — распоряжайся.</text:p>
      <text:p text:style-name="P17">А потом попросил два рубля на сигареты, но не сказал зачем.</text:p>
      <text:p text:style-name="P17"/>
      <text:p text:style-name="P17">Рабочий день начинался в восемь утра.</text:p>
      <text:p text:style-name="P17">Мы проходили через тихий ещё Механический в свою бытовку, где вдоль трёх стен стояли фанерные шкафчики и ещё два ряда — спиной к спине — делившие бытовку пополам по продольной оси.</text:p>
      <text:p text:style-name="P17">В каждом шкафчике два вертикальных отделения — для чистой одежды, и для полученной на год спецовки. Поверх перегородки отделений — полочка для шапки и свёртка с обедом.</text:p>
      <text:p text:style-name="P17">Но мы обедать ходили домой — через забор перемахнул и за пять минут дома. </text:p>
      <text:p text:style-name="P17">Пока мы переодевались и перекуривали в Механическом один за другим начинали включаться станки. Вой, перестук и громыханье их моторов сливались с визгом обдираемой резцами стали.</text:p>
      <text:p text:style-name="P18">Дверь слегка приглушала какофонию трудовых будней, но потом она распахивалась и мастер Боря Сакун выгонял нас на работу; то есть к тискам, или к стеллажам во дворе, где мы, вроде, были при деле.</text:p>
      <text:p text:style-name="P18">Оставшуюся часть дня Боря Сакун проводил сидя перед дверью в бытовку на лавке за столом мастеров, в который он упирался то одним, то другим локтем, непрерывно покуривая сигареты «Прима».</text:p>
      <text:p text:style-name="P18">Невысокого роста, с поределыми волосами и какой-то обесцвеченостью в лице, он был всего лишь однофамильцем Влади, потому что оба отрицали какое-либо родство.</text:p>
      <text:p text:style-name="P18">На него часто нападал приступ кашля и он стаскивал кепку на лицо и кашлял через неё в ладони. Если приступ затягивался, <text:s/>он бросал кепку на стол и, <text:span text:style-name="T15">воткнувшись в неё лицом <text:s/>доставал очередную сигарету, закуривал и кашель утихал доследующего приступа.</text:span></text:p>
      <text:p text:style-name="P19">Иногда он подымался из-за стола, чтоб потянуться всем телом — такой мелкий на фоне громыханья Механического цеха, <text:s/>закуривал и снова садился.</text:p>
      <text:p text:style-name="P19">Один раз он поманил меня пальцем и, перекрикивая рокочущий вой станков, начал рассказывать как после войны ходил на танцы в клуб Подлипного, а хлопцы стали присикуваться и он убежал, но они погнались и пришлось отстреливаться из кювета пистолетом «вальтер», а ещё на его глазах кончали всесоюзного вора в законе по кличке Кущ, который заехал в Конотоп, но за ним следили и на улице Будённого просто подошли и шмальнули в затылок, тут же и «воронок» подъехал», а ему, тогда ещё молодому пареньку <text:soft-page-break/>Боре, сказали взять Куща за ноги и помочь закинуть в машину.</text:p>
      <text:p text:style-name="P19">- <text:s/>Такого материала, как у Куща на том костюме и сейчас нигде не купишь,- докричал он, снимая пальцами с губ волоконце табака от сигареты «Прима».</text:p>
      <text:p text:style-name="P19">Но Боря Сакун не всегда смотрелся таким несчастным и затурканным. </text:p>
      <text:p text:style-name="P20">Однажды Владя зазвал меня в Лунатик, посмотреть как наш мастер занимается с балетным кружком. В <text:s text:c="2"/>зале на втором этаже десяток девушек держались за поручень вдоль зеркальной стены и Боря наш вышагивал вдоль их строя как петушок карра, в коротком ромбовидном галстуке, а показывая движение закинул ногу чуть не выше головы.</text:p>
      <text:p text:style-name="P20"/>
      <text:p text:style-name="P20">Самое трудное время рабочего дня это последние полчаса. </text:p>
      <text:p text:style-name="P20">В эти полчаса времени вообще нет — оно останавливается. Лучше вовсе не смотреть на эти круглые электрические часы над оконными переплётами в торцевой стене. Одно расстройство. Так и хочется подтолкнуть застывшую стрелку соломинкой.</text:p>
      <text:p text:style-name="P20">Почему соломинкой — не знаю, но именно так мне тогда хотелось, хоть и понимал, что соломинка сама сломается, но не сдвинет эту железяку хренову. </text:p>
      <text:p text:style-name="P20">В Механическом мало-помалу затихают станки. Слесари экспериментального участка поопирались спинами на свои тиски. Двухметроворостый Мыкола-старый <text:s/>высмаркивает свой лошадиный нос в комочек тряпочки землисто-пепельного цвета. В жизни б не подумал, что у него есть носовой платок. Мыкола-молóдый задумчиво колупает гнойнички прыщей на своих щеках.</text:p>
      <text:p text:style-name="P20">Цок!</text:p>
      <text:p text:style-name="P20">Без двадцати семи.</text:p>
      <text:p text:style-name="P21">Смуглолицый Яша начинает рассказывать, как, освободив Конотоп, Красная армия забрала его в свои ряды. Одиночный «шабашник» на точильном кругу не мешает спокойному рассказу.</text:p>
      <text:p text:style-name="P21">Они бежали в атаку, а сзади для поддержки били наши сорокопятки и одному из них яйца отстрелили.</text:p>
      <text:p text:style-name="P21">Яша ладонью показывает траекторию полёта 45-миллиметрового снаряда.</text:p>
      <text:p text:style-name="P21">Так он ещё с полкилометра пробежал, пока кончился.</text:p>
      <text:p text:style-name="P21">Я вспоминаю как тоже ничего не чувствовал, а только прыгала земля перед глазами, когда мы в Зарнице атаковали косматый туман над полем и — верю Яше.</text:p>
      <text:p text:style-name="P21">Он сдвигает кепку на затылок, открывая острый, как наконечник стрелы, уголок на лбу, откуда чёрные прямые волосы уходят назад под кепку. Ни единой сединки. На вид вдвое моложе Бори Сакуна. Мыкола-старый на две головы выше него. Они, типа, приятели — после работы едут домой одним и тем же дизель-поездом, только до разных остановок. Боря Сакун говорил, что когда устанавливали телевышку, <text:span text:style-name="T16">на самой верхней секции что-то не заладилось, а зима, мороз, так Яша скинул кожух, влез туда и оправил как надо.</text:span></text:p>
      <text:p text:style-name="P22">Цок!</text:p>
      <text:p text:style-name="P22">Без семи. Можно идти переодеваться.</text:p>
      <text:p text:style-name="P22"/>
      <text:p text:style-name="P23">Чепа тоже бросил техникум и поступил к нам на участок. И правильно, стипендию он не получает, а за диплом потом придётся ехать и где-то отрабатывать. Кому надо?</text:p>
      <text:p text:style-name="P23">Так что три Орфея вместе, а Чуба в Вагоно-ремонтном. Иногда встречаемся.</text:p>
      <text:p text:style-name="P23">Мы продолжаем играть на танцах. Даже когда Владя пришиб молотком палец. Клуб платит нам по тридцать шесть рублей в месяц. Вроде мало, а что делать?</text:p>
      <text:p text:style-name="P23">Заикнулись Павлу Митрофановичу, так говорит, вон электрогитару купили за сто пятьдесят рублей — откуда теперь вам деньги возьму?</text:p>
      <text:p text:style-name="P23">Гитара — класс, такая маленькая, аккуратная, а звучит — потолок! «Йоланта» называется, не то что из журнала «Радио».</text:p>
      <text:p text:style-name="P23">Потом директор послал меня вместе с киномехаником Борисом Константиновичем в город Чернигов, привезти ещё две электрогитары с тамошней музыкальной фабрики — бас и ритм.</text:p>
      <text:p text:style-name="P23">Павел Митрофанович договорился в заводоуправлении и меня освободили с работы на два <text:soft-page-break/>дня, потому что в Чернигов долго ехать.</text:p>
      <text:p text:style-name="P23">Мы там переночевали в гостинице, как командировочные, а утром — на фабрику. Очень долго пришлось ждать, но потом принесли гитары. Даже без чехлов. Чёрные, лакированные. <text:s/>Намного тяжелее «Йоланты». Видно фабрика ещё не освоила электрогитарное производство. Но про бас-гитару Чуба сказал, что пойдёт.</text:p>
      <text:p text:style-name="P23">А в следующий понедельник Владя с утра начал агитировать, чтоб мы освободились от работы по состоянию здоровья. <text:span text:style-name="T17">Пойдём в заводской медпункт и скажем, что вчера играли на свадьбе и у нас теперь отравление желудка. Колбаса была плохая. Только надо всем вместе идти и говорить одно и то же.</text:span></text:p>
      <text:p text:style-name="P24">Нашли мы Чубу в Вагоно-ремонтном и вчетвером пришли в медпункт <text:s/>с дружной жалобой на свадебную колбасу.</text:p>
      <text:p text:style-name="P24">Нас там посадили на стулья и медсестра принесла банные тазики-«шайки», а потом ведро подогретой воды подкрашенной марганцовкой.</text:p>
      <text:p text:style-name="P24">Доктор сказал нам пить её литрами, а потом совать два пальца в рот, поглубже, до самого корня языка — это спасёт нас от отравления.</text:p>
      <text:p text:style-name="P24">У Чубы с Чепой кризис миновал ещё до начала промывания желудка и они разошлись по рабочим местам. Но мы с Владей стойко продержались до конца процедуры и выбросили в тазики всё, чем завтракали в то утро.</text:p>
      <text:p text:style-name="P24">За наши старания доктор выписал нам освобождение до конца рабочего дня.</text:p>
      <text:p text:style-name="P24">Пока мы переоделись и дошли до проходной, начался обеденный перерыв. Выходит мы себе вы<text:span text:style-name="T19">р</text:span>вали всего четыре часа свободы, а завтра с утра опять на работу.</text:p>
      <text:p text:style-name="P24"/>
      <text:p text:style-name="P24">Павел Митрофанович сказал, <text:s/>что Клуб покупает электроорган «Йоника» и с нами теперь будет играть Лёха Кузько.</text:p>
      <text:p text:style-name="P24">Лёха — сын Анатолия Ефимовича Кузько и тоже баянист. У него рыжеватые редеющие волосы и песняровские усы скобочкой, чтоб не так бросался в глаза его чересчур горбатый нос, свёрнутый в давней драке. Из-за этого носа кличка у него — Рог.</text:p>
      <text:p text:style-name="P25">Он на семь лет старше нас, но свой парень. Приглашал к себе домой послушать магнитофонную запись «Белого Альбома» Beatles.</text:p>
      <text:p text:style-name="P25">Его отец, Анатолий Ефимович, во дворе своей хаты построил ему двухэтажный дом из красного кирпича. На первом этаже гараж, а на втором кухня и две комнаты. Живут же люди. <text:s/>Но машину он ему не купил, потому что Лёха бухает по чёрному, оттого и жена Татьяна ушла от него вместе с ребёнком.</text:p>
      <text:p text:style-name="P25">Пока слушали <text:s/>Beatles, Лёха дал посмотреть толстую книгу «Учебник Судебно-медицинской экспертизы». На пожелтелой бумаге страниц много чёрно-белых фотографий с пояснениями, в основном одни трупы. Но он раскрыл в одном месте десятка два мелких снимков — как для паспорта — в несколько рядов, они показывают разницу между нетронутой девственной плевой и повреждённой.</text:p>
      <text:p text:style-name="P25"/>
      <text:p text:style-name="P25">Наверное, именно тот учебник отбил во мне интерес к порнографическим изданиям. Страшно мне: сейчас вот переверну страницу в журнале Playboy, а там — убийство с помощью ножниц, или удавленник на перекладине табурета.</text:p>
      <text:p text:style-name="P25"/>
      <text:p text:style-name="P26">Домой на обед мы ходили в спецовках — зачем обтрёпывать чистое об бетонную стену вокруг завода?</text:p>
      <text:p text:style-name="P26">Согрев на керогазе суп, или вермишель, я приносил обед на кухню и тут уже снимал спецовочную куртку и штаны, оставаясь в трусах и рубашке. Дома всё равно никого, родители на работе, младшие в техникуме.</text:p>
      <text:p text:style-name="P26">Спецовку я снимал потому, что после обеда оставалось минут десять до выхода обратно. Не садиться же в грязном на диван или кресло.</text:p>
      <text:p text:style-name="P26">В эти десять минут я наяривал на гитаре и орал разные песни для развития вокальных данных, которых у меня не было и нет.</text:p>
      <text:p text:style-name="P26"><text:soft-page-break/>Но я всё равно пел, да простит меня Беата Тышкевич, польская красотка из цветного журнала, приколотая вместе с чёрно-белой фотографией группы Who над диваном.</text:p>
      <text:p text:style-name="P26">Однажды догорлопанствовал до того, что началась эрекция и, ухватив линейку забытую младшими на столе под окном, я замерил длину своего члена.</text:p>
      <text:p text:style-name="P26">Слесарное дело прививает уважительность к точному знанию.</text:p>
      <text:p text:style-name="P27">После одного из обеденных перерывов, когда мы с Владей вернулись в цех, Чепа сидел за столом перед дверью бытовки вместе с мастером и незнакомым мужчиной в чистом.</text:p>
      <text:p text:style-name="P27">- Вот они, -сказал Боря Сакун и незнакомец пригласил Чепу и нас следовать за ним.</text:p>
      <text:p text:style-name="P27">Мы последовали за его атлетической фигурой в клетчатой рубашке. Был жаркий октябрьский день, поэтому мы тоже шли без курток, а в футболках и спецовочных штанах.</text:p>
      <text:p text:style-name="P28">По прощальным ужимкам Бори Сакуна мы догадывались, что нас ведёт представитель власти, но понятия не имели почему.</text:p>
      <text:p text:style-name="P28">Навстречу от центральной проходной шли задержавшиеся в заводской столовой на площади за воротами. Всё как обычно, только мы выдернуты из заведённого течения <text:s text:c="2"/>жизни завода и отделены от неё.</text:p>
      <text:p text:style-name="P28">- Куда это вы намылились?- спросил с улыбочкой Пётр Хоменко из встречного потока рабочих, но, уловив резкий разворот идущего перед нами мужчины в чистом, резко утратил весёлость и, не дожидаясь ответа, зашагал прочь по направлению к цеху.</text:p>
      <text:p text:style-name="P28">- Это кто?- цепко спросил сопровождающий. <text:s/>Я ответил, что это мой наставник и мы вышли через проходную.</text:p>
      <text:p text:style-name="P28">Он сказал нам садиться в «волгу», где сквозь стёкла уже виднелся Чуба и отвёз нас в Горотдел милиции рядом <text:s/>с Паспортным столом.</text:p>
      <text:p text:style-name="P28">За воротами Горотдела оказался широкий двор в окружении одноэтажных зданий барачного типа.</text:p>
      <text:p text:style-name="P28">Нас развели по разным кабинетам разных зданий и начали задавать вопросы и записывать наши ответы. </text:p>
      <text:p text:style-name="P28">Конечно, писалось не всё подряд. Например, у Чепы допрос начинался так:</text:p>
      <text:p text:style-name="P28">- Знаешь этого долбоёба?</text:p>
      <text:p text:style-name="P28">- Какого долбоёба?</text:p>
      <text:p text:style-name="P28">- <text:span text:style-name="T18">Того, что вас сюда привёз.</text:span></text:p>
      <text:p text:style-name="P28">- <text:span text:style-name="T18">Нет.</text:span></text:p>
      <text:p text:style-name="P28">- <text:span text:style-name="T18">Это начальник уголовного розыска.</text:span></text:p>
      <text:p text:style-name="P28">- <text:span text:style-name="T18">Нет. Не знаю.</text:span></text:p>
      <text:p text:style-name="P29">А мне попался именно этот начальник. Он сидел за большим столом, мускулистый, с прилегающей к черепу причёской русых волос и спрашивал кто вчера был на репетиции в комнате Эстрадного ансамбля. Кто уходил последним. Кто подходил к шкафу, где хранился такой дорогой немецкий баян с четырьмя регистрами.</text:p>
      <text:p text:style-name="P29">Он всё время записывал, а когда отвечал на телефонные звонки, то прижимал трубку к уху плечом, как Марлон Брандо в роли шерифа.</text:p>
      <text:p text:style-name="P29">Допросив всех, нам сказали, что мы свободны и можем возвращаться на работу.</text:p>
      <text:p text:style-name="P29">Мы потопали вверх к Универмагу, потом налево через площадь Мира. Четыре Орфея в измазанных спецовочных штанах и старых линялых футболках.</text:p>
      <text:p text:style-name="P29">По проспекту Мира мы шли не торопясь — <text:s/>рабочий день кончается в пять.</text:p>
      <text:p text:style-name="P29">На Зеленчаке мы малость побесились. Начали прыгать друг на друга как мазандаранские тигры и драть футболки на теле. Не унимались покуда на каждом не подрали от ворота до пупа.</text:p>
      <text:p text:style-name="P29">Ну, и что? День солнечный, тёплый. Завязали их на животах узлами и пошли, как хиппари, дальше. А первым Чепа начинал. Наверное, потому что у него такая грудь волосатая.</text:p>
      <text:p text:style-name="P30"/>
      <text:p text:style-name="P30">На следующей неделе, по пути с обеда на завод, я, как всегда, зашёл к Владе.</text:p>
      <text:p text:style-name="P30">У соседа в их дворе только что сдохла курица и Владя предложил оттащить её в цех и повесить в бытовке. Для хохмы.</text:p>
      <text:p text:style-name="P30"><text:soft-page-break/>Этот план не слишком-то меня воодушевил, но я всё равно помог Владе переправить её в завод. Для стенолазания нужна свобода рук, а когда несёшь газетный свёрток с курицей нечем хвататься за дырки в бетоне.</text:p>
      <text:p text:style-name="P30">Посреди потолка бытовки свисал электропровод для лампочки, которой не было.</text:p>
      <text:p text:style-name="P30">Владя взял чью-то незавершённую «шабашку» под окном, опёр её на срединный ряд шкафчиков, взобрался сверху и обмотал безработным проводом курицу за шею.</text:p>
      <text:p text:style-name="P30">Там она и застыла, развесив грязно-белые крылья поверх костлявых дохлых ног.</text:p>
      <text:p text:style-name="P30">Перерыв кончился, в Механическом начали заводиться станки и в бытовку зашёл чернявый плотный слесарь с ремонтного участка.</text:p>
      <text:p text:style-name="P30">Увидав бездыханное пернатое, он почему-то не засмеялся, а тут же вышел. На смену ему в дверь влетел мастер Боря Сакун.</text:p>
      <text:p text:style-name="P30">Сдвинув брови и раскрыв рот в виде маленькой буквы «о», он две секунды снизу вверх смотрел на птицу, <text:span text:style-name="T20">а потом развернулся к нам:</text:span></text:p>
      <text:p text:style-name="P30">- <text:span text:style-name="T20">Волосатики! Суки! Ваша работа!</text:span></text:p>
      <text:p text:style-name="P31">Он почему-то называл нас «волосатиками». Мы поотнекивались, потом Владя снял и унёс курицу — зашвырнуть куда-нибудь.</text:p>
      <text:p text:style-name="P31"/>
      <text:p text:style-name="P31">Вобщем-то, по большому счёту, Боря был прав — всего даже при двух свидетелях к концу рабочего дня весь Ремонтный цех знал, что волосатики повесили в бытовке курицу. А повиси она <text:span text:style-name="T21">там</text:span> хотя бы час, через неделю по Конотопу ходили бы глухие слухи, что на заводе КПВРЗ кого-то повесили в бытовке.</text:p>
      <text:p text:style-name="P31"/>
      <text:p text:style-name="P32">Мы с Ольгой перестали провожаться до хаты её тётки. Нашлось более подходящее место, вернее она его показала.</text:p>
      <text:p text:style-name="P32">Чуть дальше по Будённого тупик налево, что заканчивался железными воротами нефтяной базы. Вблизи ворот, вдоль забора на обочине, стояла парковская скамейка. Кто и когда приволок её — неизвестно, но место выбрали удачно, чтобы не падал свет от фонаря возле ворот.</text:p>
      <text:p text:style-name="P32">Вобщем, есть где без помех выкурить сигарету в задушевном разговоре.</text:p>
      <text:p text:style-name="P33">Там я заочно познакомился с конотопскими родственниками Ольги.</text:p>
      <text:p text:style-name="P33">Мать её сестры сразу после войны служила связисткой при штабе расквартированном в Польше. Когда её демобилизовали, она не вернулась на родину, потому что вышла замуж за поляка, родила ребёнка и осталась жить в Польше.</text:p>
      <text:p text:style-name="P33">Спустя четыре года она приехала в Конотоп на похороны кого-то из родителей. Обратно её уже не выпустили, несмотря на то, что в Польше осталась её малолетняя дочь и на то, что Польша входит в содружество социалистического лагеря.</text:p>
      <text:p text:style-name="P33">Так что, теперь она не знает что там с её дочкой и мужем, потому что ни на одно из своих писем не получила ответа.</text:p>
      <text:p text:style-name="P33">Потом тётя Нина расписалась с дядей Колей; он не пьёт и на хорошей работе — в лесхозе, только ему часто надо уезжать на своём мотоцикле с коляской. Зато вон какую хату отгрохал — три комнаты и кухня.</text:p>
      <text:p text:style-name="P33">Детей у них нет и они взяли приёмную дочь. Её назвали Олей и очень любят, недавно пианино купили, хотя в одиннадцать лет уже поздно, наверно.</text:p>
      <text:p text:style-name="P33">Тётя Нина работает на мясокомбинате в три смены. До него идти два километра вдоль железнодорожных путей. Зато они не покупают мясо на Базаре. На проходной мясокомбината сумки, конечно, проверяют, но в трусы не заглядывают.</text:p>
      <text:p text:style-name="P33"/>
      <text:p text:style-name="P33">Ещё на той скамейке мы говорили об искусстве.</text:p>
      <text:p text:style-name="P33">Например, обсуждали фильм «<text:span text:style-name="T22">Ромео и Джульетта», после совместного просмотра в подвальном кинозале Лунатика.</text:span></text:p>
      <text:p text:style-name="P33">- <text:span text:style-name="T22">Что они там говорят — ничего не понятно, а слёзы так и бегут — реву, как чокнутая.</text:span></text:p>
      <text:p text:style-name="P33"/>
      <text:p text:style-name="P34"><text:soft-page-break/>И очень даже чёткая оценка — ведь непривычным слухом воспринимать стихи неимоверно трудно, и пусть знакомы все слова они, смешавшись, словно кости домино для партии в «козла», верлибром заслоняют смысл, что многие из знатных дам Вероны, тебя моложе, уж детей имеют.</text:p>
      <text:p text:style-name="P34"/>
      <text:p text:style-name="P34">И именно там (это я всё ещё про скамейку) Ольга загарпунила меня всерьёз и надолго.</text:p>
      <text:p text:style-name="P34">Всего одна лишь фраза, но если ты родился недотёпой-графоманом, тебе — кранты.</text:p>
      <text:p text:style-name="P34">- Вчера я записала в своём дневнике: «когда он целовал меня на прощанье, я была безмерно счастлива».</text:p>
      <text:p text:style-name="P34">Опаньки! И ты влип безвозвратно.</text:p>
      <text:p text:style-name="P34">Во-первых, за многие тонны перечитанной литературы ни разу не попались слова про «безмерное счастье».</text:p>
      <text:p text:style-name="P34">Во-вторых, она ведёт дневник!</text:p>
      <text:p text:style-name="P34">В-третьих, в дневнике пишется про меня!..</text:p>
      <text:p text:style-name="P34"/>
      <text:p text:style-name="P34">После танцев мы иногда провожались на крыльцо хаты, где жила её подружка Света.</text:p>
      <text:p text:style-name="P34">В такое позднее время в Конотопе жильцы хат во двор уже не выходят и, когда Света, похихикав, уходила спать, крыльцо с узкой лавкой вдоль бортиков из доски-вагонки оставалось в нашем распоряжении...</text:p>
      <text:p text:style-name="P34"/>
      <text:p text:style-name="P34">В один из таких вечеров Ольга сказала мне подождать, пока она уйдёт к себе, потому что тёте Нине сегодня в третью смену, а дядя Коля в отъезде по району.</text:p>
      <text:p text:style-name="P34">Я долго ждал, пока услышал как звякнула клямка калитки за уходящей на работу тётей Ниной.</text:p>
      <text:p text:style-name="P34">Ещё через пару минут пришла Ольга и без слов поманила идти за ней. <text:span text:style-name="T23">Мы с оглядкой прошли по переулку и беззвучно вошли во двор её хаты.</text:span></text:p>
      <text:p text:style-name="P35">Дверь из веранды вела в большую кухню, отделённую портьерами от ещё бóльшей гостиной, налево из которой, тоже за портьерами, была спальня Оли и Ольги. </text:p>
      <text:p text:style-name="P35">Туда мы не пошли, а свернули в спальню хозяев, налево от входной двери.</text:p>
      <text:p text:style-name="P35">Ольга включила неяркий ночник и ушла в спальню за гостиной. <text:s/>Я остался наедине с отблескивающей никелем спинок широкой двуспальной кроватью парадного вида и с более будничной, полуторной, рядом со шторами дверного проёма на кухню. Я изнывал от напряжения.</text:p>
      <text:p text:style-name="P35">Ольга вернулась в халате не застёгнутом на пуговицы. Не сговариваясь мы посмотрели на полуторную и она погасила ночник.</text:p>
      <text:p text:style-name="P35">Под халатом из одежды на ней были только трусики. Я поспешил привести количество своей в соответствие с её.</text:p>
      <text:p text:style-name="P35">Потом последовала долгая молчаливая борьба за каждый из рукавов её халата. Наконец, я отшвырнул эту преграду на стул у стены и свёл одёжный счёт к ничейному «один : один».</text:p>
      <text:p text:style-name="P35">Когда я обернулся к ней, она лежала тесно скрестив руки на груди. Холодно!</text:p>
      <text:p text:style-name="P36">Пришлось перебраться под покрывало.</text:p>
      <text:p text:style-name="P36">Возни с трусиками оказалось не меньше, чем с халатом.</text:p>
      <text:p text:style-name="P36">И вот мы оба голые.</text:p>
      <text:p text:style-name="P36">Жарко!</text:p>
      <text:p text:style-name="P36">А потом...</text:p>
      <text:p text:style-name="P36">Потом она бешено извивалась подо мной, отталкивала мои руки.</text:p>
      <text:p text:style-name="P36">Мне оставалось только тереться между её ляжек и об кустик волос не зная что к чему, но чувствуя — ещё немного и...</text:p>
      <text:p text:style-name="P36">О!</text:p>
      <text:p text:style-name="P36">Опять вывернулась...</text:p>
      <text:p text:style-name="P36"/>
      <text:p text:style-name="P36">Я бы смог, честное слово, просто не успел.</text:p>
      <text:p text:style-name="P36"><text:soft-page-break/>В ту ночь кукушка в ходиках на кухне сошла с ума и выскакивала со своим «ку-ку» каждые две минуты, и вот уже кукует шесть и сейчас Оля встанет собираться в школу и мне надо по-быстрому одеваться и уходить, пока не вернулась тётя Нина...</text:p>
      <text:p text:style-name="P36"/>
      <text:p text:style-name="P37">Конечно, мы позволили себе хоть и не всё, <text:s/>но чересчур много. Мы зашли слишком далеко и нам не осталось пути обратно. Просто провожаниями уже не отделаться. Объятий с поцелуями слишком мало.</text:p>
      <text:p text:style-name="P37">Но где? И когда?</text:p>
      <text:p text:style-name="P37">Седьмого ноября, сказала Ольга, после демонстрации, которую Оля пройдёт со своей школой, дядя Коля отвезёт её и тётю Нину в своё село.</text:p>
      <text:p text:style-name="P37">Это значит, что ей — не отвертеться; кукушке — не спугнуть меня. Вся ночь — наша.</text:p>
      <text:p text:style-name="P37"/>
      <text:p text:style-name="P37">Седьмого утром я зашёл за ней — мы тоже выйдем в город.</text:p>
      <text:p text:style-name="P37">Она наводила марафет — карандашом по бровям, тушью по векам.</text:p>
      <text:p text:style-name="P37">Мы были одни, но когда я полез с объятиями, она отклонилась и сказала — зачем? <text:s/>Хата и так будет наша, вот только...</text:p>
      <text:p text:style-name="P37">Я обмер — неужто скажет, что у неё менструация?</text:p>
      <text:p text:style-name="P37">Короче, если я хочу чтоб было, ну, сам знаю; я должен выполнить одно условие.</text:p>
      <text:p text:style-name="P37">- Что? Говори!</text:p>
      <text:p text:style-name="P37">Сейчас, перед выходом в город, она накрасит мне глаза.</text:p>
      <text:p text:style-name="P37">Ни хрена себе!.. Хотя хорошо, что не менструация...</text:p>
      <text:p text:style-name="P37"/>
      <text:p text:style-name="P37">Геракл бы меня понял. Его — победителя немейского льва, лернейской гидры, критского быка и прочих чудищ, одна бабёнка, <text:span text:style-name="T25">Омфала, заставила обрядиться в женское платье и прясть куделю в гинекее, поправ всякое мужское достоинство. Хоть в чём-то и я сравняюсь с этим нечеловечески сильным полубогом.</text:span></text:p>
      <text:p text:style-name="P38">Я — согласен!</text:p>
      <text:p text:style-name="P38">Синие тени положила она мне на веки, чёрной полоской туши провела стрелки поверх ресниц.</text:p>
      <text:p text:style-name="P38">И мы вышли в город.</text:p>
      <text:p text:style-name="P38"/>
      <text:p text:style-name="P38">Это теперь, после голубых и розовых революций, после возведения элтона Джона в рыцарский чин, после душки пирата Джека Воробья люди стали понятливее.</text:p>
      <text:p text:style-name="P38">В те времена им требовалось два, а то и три взгляда, чтоб догадаться что во мне не так.</text:p>
      <text:p text:style-name="P38">Потом кто-то пожимал плечами; кто-то смеялся.</text:p>
      <text:p text:style-name="P38">Боря Сакун, вышедший из своей пятиэтажки на Зеленчаке, бодро приветствовал меня, но, приглядевшись, вдруг поменялся в лице. Неподдельный испуг исказил поношенные черты лица мастера, недопроизнесённое «волосатик!» застряло в глотке и он убежал обратно в здание своего места жительства.</text:p>
      <text:p text:style-name="P38">А ведь это человек пережил разгул бандитизма со всякими там «чёрными кошками» в послевоенном Конотопе!</text:p>
      <text:p text:style-name="P38">Или именно поэтому?</text:p>
      <text:p text:style-name="P38">- Ты больной и не лечишься,- без обиняков заявила встреченная нами моя младшая сестра Наташа.</text:p>
      <text:p text:style-name="P38"><text:span text:style-name="T26"><text:tab/><text:tab/><text:tab/>По улицам слона водили, как видно, на показ..</text:span>.</text:p>
      <text:p text:style-name="P38">В центральном парке на Миру Ольга достала свою косметичку и смыла с меня раскраску.</text:p>
      <text:p text:style-name="P38">Хватит Гераклом прикидываться.</text:p>
      <text:p text:style-name="P38">Потом подошла Чепина подружка Нина со своей подружкой Ирой и они втроём ушли поискать место для курения.</text:p>
      <text:p text:style-name="P38">Ко мне подвалили знакомые хлопцы с Посёлка. <text:span text:style-name="T27">Они уже полным ходом праздновали. Им было хорошо. Они хотели, чтобы и Орфею с Посёлка тоже было хорошо. Они содрали крышку с непочатой винной бутылки и протянули её мне.</text:span></text:p>
      <text:p text:style-name="P39"><text:soft-page-break/>За всё в этой жизни приходится платить, даже за популярность.</text:p>
      <text:p text:style-name="P39">Я прощально посмотрел на солнце, запрокинул бутылку и начал пить с горлá.</text:p>
      <text:p text:style-name="P39">Потом бутылка пошла по кругу. Потом мы пошли к гастроному ещё за вином. Потом мне было плохо и я ушёл домой.</text:p>
      <text:p text:style-name="P39">Проснулся я в маленьком сарае на железной кровати, что перекочевала на место «Явы», когда Архипенки съехали в свою квартиру.</text:p>
      <text:p text:style-name="P39">Мой «дачный» сезон уже миновал, но кровать оставалась в сарае. И, кстати, оказалась очень кстати.</text:p>
      <text:p text:style-name="P39">Проснулся я в плаще и обуви, но это не важно — кровать без белья. Важно, что я не проспал. Сегодня играем прощальные танцы в Парке.</text:p>
      <text:p text:style-name="P39">Только туда ещё надо дойти, а меня так корёжит, во рту пакостно сургучный привкус и ломит в затылке.</text:p>
      <text:p text:style-name="P39">Я всё-таки дошёл, когда все уже таскали аппаратуру.</text:p>
      <text:p text:style-name="P39">Лёха начал выступать, что опаздываю и Ольга прицепилась: «Куда ты там делся?»</text:p>
      <text:p text:style-name="P39">Я объяснил, что мне очень плохо и Лёха сказал, что мне надо выпить и — пройдёт.</text:p>
      <text:p text:style-name="P39">Меня передёрнуло от одной лишь мысли, но Ольга с Лёхой стали смеяться, а Юрко — тот с виду пацан, который у Ольги в адьютантах, сгонял в гастроном и принёс вино.</text:p>
      <text:p text:style-name="P39">Я заставил себя сделать несколько глотков и — о, чудо! <text:span text:style-name="T24">—</text:span>я ожил.</text:p>
      <text:p text:style-name="P39">Всё как рукой сняло. Ольга, Лёха и Юрко допили бальзам и мы начали играть танцы.</text:p>
      <text:p text:style-name="P39"/>
      <text:p text:style-name="P40">Танцы закончены, аппаратура перевезена в кассу.</text:p>
      <text:p text:style-name="P40">Мы с Ольгой вышли из Парка <text:s/>и, свернув налево, прошли до её переулка. Вот и третья хата от угла. Я по-хозяйски подвожу Ольгу к калитке и она вдруг — отшатывается...</text:p>
      <text:p text:style-name="P40"/>
      <text:p text:style-name="P40">По возрасту я на два года старше Ольги, но мне всегда казалось, что наоборот.</text:p>
      <text:p text:style-name="P40">Она знала больше того, что я вычитал в книгах. У неё был авторитет.</text:p>
      <text:p text:style-name="P40">Если кого-то из подружек нашего окружения задевали посторонние чувихи, то она обращалась к Ольге за помощью. Ольга шла и ставила тупых на место.</text:p>
      <text:p text:style-name="P42">Редкий вечер на танцах обходился без драк.</text:p>
      <text:p text:style-name="P42">Играем и вдруг с площадки многоголосый долгий визг, но совершенно не в такт тому, что мы играем.</text:p>
      <text:p text:style-name="P42">В плотной массе отдыхающей молодёжи образуется круг свободного пространства, где мельтешат кулаки. Взвихренный круг быстро перемещается по танцплощадке, сопровождаясь визгом девушек, уступающих ему место.</text:p>
      <text:p text:style-name="P42">Мы прекращаем играть и призываем дорогих друзей к соблюдению порядка.</text:p>
      <text:p text:style-name="P42">Побеждённый в одиночку или в кольце друзей проталкивается на выход. Чепа задаёт темп палочкой о палочку и мы начинаем играть следующий номер.</text:p>
      <text:p text:style-name="P42">Девушки на площадке не дрались, они приглашали друг дружку выйти.</text:p>
      <text:p text:style-name="P42">Ольга вышла всего пару раз и стала авторитетом. Теперь если какая-то отмороженная задевала подружек нашего круга, упоминание имени Ольги заставляло оеё осознать свою промашку и она затыкалась.</text:p>
      <text:p text:style-name="P42">Сюда же примешивалось отношение к Ольге со стороны мужиков.</text:p>
      <text:p text:style-name="P42">Одни раз после танцев, когда мы сматывали шнуры и кабели на сцене, на площадку забежал перепуганный хлопец, пересёк её и перемахнул через ограду в Парк.</text:p>
      <text:p text:style-name="P42">В последний момент преследовавший его здоровяк лет под тридцать успел нанести удар вдогонку и беглец неловко свалился в кусты, но вскочил и убежал.</text:p>
      <text:p text:style-name="P42">- Ещё поймаю, сука! Сказал триумфатор и, обращаясь к стоявшей возле сцены Ольге, добавил:</text:p>
      <text:p text:style-name="P42">- Правильно, рыжая?</text:p>
      <text:p text:style-name="P42">- Сам ты это слово,- дипломатично ответила Ольга и тот кичливо покинул танцплощадку.</text:p>
      <text:p text:style-name="P42">Вот из-за всего такого я и чувствовал себя младше неё. Но в тот миг, когда она вздрогнула у калитки тёмной хаты, всё стало на свои места.</text:p>
      <text:p text:style-name="P42"><text:soft-page-break/>Рядом с её испугом я почувствовал себя старше и сильнее неё. Мне стало её жалко. Ведь младших надо оберегать и защищать. Даже от самих себя.</text:p>
      <text:p text:style-name="P42">Я покровительственно обнял напуганную девчонку и, не заходя во двор, ушёл.</text:p>
      <text:p text:style-name="P42">По пути на Нежинскую я знал, что поступил правильно и был доволен собой, но, в то же время, не мог не согласиться с диагнозом от моей сестры Наташи «больной — и не лечишься».</text:p>
      <text:p text:style-name="P42"/>
      <text:p text:style-name="P42">Седьмого ноября кончилось необычно затянувшееся бабье лето и мы перешли в Клуб, играть играть там танцы.</text:p>
      <text:p text:style-name="P42">На втором этаже, в крыле напротив кинозала, тянулся зал балетной секции. <text:span text:style-name="T28">Протяжённость его составляла метров сорок; от двери до небольшой эстрады ву глухой стены в торце.</text:span></text:p>
      <text:p text:style-name="P43">Эстрада предназначалась не для концертов, а вечеров отдыха, поэтому над полом Зала возвышалась всего на две продольных ступени. По обе стороны от неё вертикальные решётки из тонких труб под чёрной краской отграничивали эстраду. Позади труб висели чуть присобранные занавеси-кулисы.</text:p>
      <text:p text:style-name="P43">По центру Зала, вверху, среди окрашенных в чёрное швеллеров несущих конструкций был закреплён большой белый шар, оклеенный осколочками зеркала. Когда, <text:s/>подсвеченный прожектором, он вращался своим электромотором, то по стенам и полу Зала плыли многоугольные световые зайчики.</text:p>
      <text:p text:style-name="P43">Продольные стены состояли, в основном, из окон, под которыми тянулся поручень для учеников балетному искусству, а стена входной двери, напротив эстрады, была покрыта плотно подогнанными квадратами зеркал.</text:p>
      <text:p text:style-name="P43">Идеальное место для чего угодно, начиная от новогодних утренников для садиков и школ Посёлка до школьных и заводских вечеров отдыха и, конечно, танцев.</text:p>
      <text:p text:style-name="P43">Правда, танцы же и обнаружили слабое место идеала — его пол. Он был покрашен красной краской и под подошвами пары сот танцоров та превратилась в мелкую пыль и облезла меньше, чем за месяц. Но директор Павел Митрофанович сказал, что это ничего.</text:p>
      <text:p text:style-name="P43">За занавесями по сторонам эстрады установились здоровенные колонки из парковского летнего кинотеатра и звук они давали — закачаешься.</text:p>
      <text:p text:style-name="P44">Наши фигуры с гитарами виднелись в далёкой зеркальной стене поверх ритмичного колыхания голов; в неярком свете плавали зайчики от шара и всё шло ништяк.</text:p>
      <text:p text:style-name="P44">Вот только Чуба пыхтел и недовольствовал — звук его бас-гитары из двух небольших чёрных колонок на эстраде терялся за мощью парковских ящиков с динамиками по полметра.</text:p>
      <text:p text:style-name="P44">Лёха сказал, что есть знакомый с низкочастотными динамиками для баса, но нужен материал — сделать для них ящик.</text:p>
      <text:p text:style-name="P44">Лёха <text:s/>же <text:s/>подсказал и место откуда можно добыть материал — завод. Всего-то и надо — лист толстой фанеры два на полтора метра.</text:p>
      <text:p text:style-name="P44">Мы, заводская часть Орфеев, приступили к осмыслению и обсуждению стояще перед нами задачи.</text:p>
      <text:p text:style-name="P44">В Ремонтной цеху фанеры не найти — всё, с чем мы имеем дело это — железо.</text:p>
      <text:p text:style-name="P44">Фанеру надо искать в Вагоноремонтном, где работает Чуба. И он сказал: да, фанера есть в вагонах пригнанных на ремонт и он может сорвать там подходящий лист, <text:s/>но как вынесешь из завода?</text:p>
      <text:p text:style-name="P44">Предложение раскроить по размерам ящика и перебросить через забор на Профессийную он отклонил. У его мастера сразу возникнут ненужные вопросы — откуда взят столь дефицитный материал в таком количестве?</text:p>
      <text:p text:style-name="P44">Оставался единственный путь — вынести лист целиком через здание Клуба, где боковая дверь в завод, рядом с комнатой художников, всегда не заперта. </text:p>
      <text:p text:style-name="P44">Но и на этом пути немалая преграда — Вагоноремонтный расположен в противоположном от Клуба конце завода.</text:p>
      <text:p text:style-name="P45">Тащить через весь завод?</text:p>
      <text:p text:style-name="P45">Пойти на подобный риск Чуба отказывался. Опять всё целиком ложилось на наши с Владей <text:soft-page-break/>плечи.</text:p>
      <text:p text:style-name="P45">Ну, не так чтобы совсем целиком. Лист-то Чуба всё же сорвал и, уходя, забыл запереть дверь вагона, как полагается по инструкции.</text:p>
      <text:p text:style-name="P45">Через полуоткрытую дверь я и Владя проникли <text:s/>внутрь вагона, где, в указанном Чубой места, обнаружили искомое сокровище — стандартный лист фанеры толщиной в тридцать миллиметров. Немного загрязнился в двух местах, но это неважно.</text:p>
      <text:p text:style-name="P45">Мы вытащили его из вагона и, ухватив за края, понесли вдоль путей, а затем и по асфальтным дорогам между цехами.</text:p>
      <text:p text:style-name="P45">По пути мы уговаривали друг друга, что лист не так уж и тяжёл и что тут такого, если двое рабочих несут его по заводской территории?</text:p>
      <text:p text:style-name="P45">Хотя нам ни разу не приходилось наблюдать подобную картину. Обычно, грузы между цехами перевозились на автокарах.</text:p>
      <text:p text:style-name="P45">Когда до Клуба оставалось всего ничего — Кузнечный цех, общезаводская баня, здание пожарной команды, станция заправки кислородных баллонов и здание медпункта, по дороге от Механического к нам подбежал Чепа, сказать, что Боря Сакун послал найти нас и если мы тут же не явимся, нас уволят.</text:p>
      <text:p text:style-name="P45">Это было что-то новое — Боря никогда не бросался подобными угрозами. Может опять приехал начальник уголовного розыска?</text:p>
      <text:p text:style-name="P45">Мы опёрли лист на закопчённую стену Кузнечного цеха; недалеко от привинченной мраморной дощечки о том, что в 1967 г., в год пятидесятилетия Советской <text:s/>власти сюда было спрятано послание рабочим КПВРЗ, которые будут трудиться тут в год столетнего юбилея Октябрьской революции.</text:p>
      <text:p text:style-name="P45">Мы убедились, что наш лист не мешает движению автотранспорта и пошли в Ремонтный.</text:p>
      <text:p text:style-name="P45">Боря разбушевался сильнее Фантомаса — где мы шастаем, когда он весь участок отправил на «заготовку»?</text:p>
      <text:p text:style-name="P45">Да, заготовка это не шутки. Заготовка, это, типа смотра рядов. Это когда все при деле.</text:p>
      <text:p text:style-name="P45">Слесаря Экспериментального участка, <text:span text:style-name="T29">с бумажкой заявки на нужный материал, отправляются <text:s/>к Центральному складу, где, позади заводской бани, свалены вдоль путей вороха арматуры различного диаметра, кипы металлического уголка мощного профиля, кучи труб сечением не менее десяти сантиметров.</text:span></text:p>
      <text:p text:style-name="P46">Потом туда приезжает по рельсам коренастый железнодорожный кран и свешивает свою стрелу с чёрными тросами строп над этими грудами металла.</text:p>
      <text:p text:style-name="P46">Двое наиболее опытных рабочих, вооружившись ломом, захлёстывают стропами нужные трубы, уголки и арматуры. Остальные подают советы с безопасного расстояния.</text:p>
      <text:p text:style-name="P46">Кран вытаскивает это железо из куч железа перепутанного предыдущими заготовками и опускает на кузов автокара.</text:p>
      <text:p text:style-name="P46">Работник склада сверяет примерное количество груза с указанной в заявке цифрой и даёт «добро».</text:p>
      <text:p text:style-name="P46">Водительница возвращается к автокару с безопасного расстояния и гонит его в цех, скребя асфальт свисающими концами арматуры, труб или что там было в той заявке.</text:p>
      <text:p text:style-name="P46">Заготовщики дружной гурьбой возвращаются в цех.</text:p>
      <text:p text:style-name="P46">Вот и сейчас они показались в центральном проходе Механического, но нас нет среди них. Мы кругом виноваты, мы прогуляли «заготовку».</text:p>
      <text:p text:style-name="P46">Хорошо, что Владя, как однофамилец, имеет подход к Боре и мы опять исчезаем из цеха.</text:p>
      <text:p text:style-name="P46">Мы возвращаемся к своему листу рядом с мемориальной доской. Тут уже стоит Мозговой и, глядя на фанеру, глотает слюнки. Конечно, такой материал кому хочешь понадобиться.</text:p>
      <text:p text:style-name="P46">Мы хватаем свою добычу.</text:p>
      <text:p text:style-name="P46">- Куда это? -тонким голосом вопрошает Мозговой.</text:p>
      <text:p text:style-name="P46">- В заводоуправление,- небрежно отвечает Владя и мы тащим лист к центральной проходной, <text:span text:style-name="T30">в двадцати метрах правее которой тянется здание Клуба.</text:span></text:p>
      <text:p text:style-name="P47">Боковая дверь не заперта. Мы вносим лист и прислоняем его к кипе афишных щитов напротив комнаты <text:s/>художников.</text:p>
      <text:p text:style-name="P47"><text:soft-page-break/>Когда после работы мы пришли в Клубу, чтобы перенести лист в свою комнату, кучерявый верзила завхоз Степан уже ходил вокруг него кругами.</text:p>
      <text:p text:style-name="P47">Дефицитный материал надобен всем, даже бездельнику, кто за свою жизнь <text:s/>в руках не держал ничего тяжелее связки ключей.</text:p>
      <text:p text:style-name="P47">Впрочем, это я не про Степана, он, говорят, раньше плотником был. Просто рядом стоял директор Клуба со своей персональной связкой.</text:p>
      <text:p text:style-name="P47">Не мылься, Павел Митрофанович, бриться не будешь!</text:p>
      <text:p text:style-name="P47"/>
      <text:p text:style-name="P47">Зима навалилась как-то сразу. Сугробы легли, будто всегда тут и были.</text:p>
      <text:p text:style-name="P47">Я зашёл за Ольгой перед танцами. Она представила меня всем в её хате, мне предложили раздеться и сесть, но нет, спасибо, надо уже в Клуб идти. Ольга оделась и мы вышли.</text:p>
      <text:p text:style-name="P47">Однако в Клуб ещё успеется — аппаратуру мы с эстрады не убирали, а просто запирали Зал.</text:p>
      <text:p text:style-name="P47">Так что мы с ней отправились на скамейку возле Нефтебазы.</text:p>
      <text:p text:style-name="P47">У Ольги в сумке оказалось вино. Выпили, но не много, а для сугрева и настроения, и по плотно укатанному снегу отправились в Клуб.</text:p>
      <text:p text:style-name="P47">Уже ночью, безлунной, но с утыканным звёздами небом, мы вернулись к заныканной в снегу недопитой бутылке красного вина. </text:p>
      <text:p text:style-name="P47">Оно оказалось до того холодным, что вовсе не грело и на вкус — как лёд. <text:span text:style-name="T31">Мы немного выпили, но допивать не стали. Покурили.</text:span></text:p>
      <text:p text:style-name="P48">Я расстегнул на себе пальто, она — своё и села ко мне на колени.</text:p>
      <text:p text:style-name="P48">Друг с другом мы уже обращались как с собственностью. </text:p>
      <text:p text:style-name="P48">Я мог запустить руку ей в колготки до самой выпуклой вогнутости, которую не нашёл в ту ночь. Она запросто расстёгивала ремень моих брюк и все пуговицы, чтоб охватить ладонью мой напряжённый уд.</text:p>
      <text:p text:style-name="P48">Всё как обычно, вперемешку с долгими поцелуями, в которые погружаешься как аквалангист. И вдруг что-то случилось и меня не стало. Вышел из себя. Слился. С каждым толчком слиянье всё плотней. Мы. Как же это...Что?.. О!.. Ещё!</text:p>
      <text:p text:style-name="P48">Связь оборвалась. Пара качков вдогонку показали — нечем. Мы распались. Снова она и я. </text:p>
      <text:p text:style-name="P48">Я поднялся. Тот же фонарь. Чёрное небо. Уколы звёзд...</text:p>
      <text:p text:style-name="P48">Когда не думает никто...</text:p>
      <text:p text:style-name="P48">А шапка где? Ладно, потом...</text:p>
      <text:p text:style-name="P48">17 ноября... 17 лет... ученик слесаря... потерял девственность...</text:p>
      <text:p text:style-name="P48">А она?</text:p>
      <text:p text:style-name="P48">Не знаю до сих пор.</text:p>
      <text:p text:style-name="P48">Какая разница?</text:p>
      <text:p text:style-name="P48">На следующий вечер я пошёл в вечернюю школу рабочей молодёжи. Она иногда посещала занятия, потому что тётя Нина требовала получить бумажку об окончании восьми классов.</text:p>
      <text:p text:style-name="P48">Выйдя с урока, она стала рассказывать до чего обильным было кровотечение.</text:p>
      <text:p text:style-name="P48">Как будто это что-то меняет.</text:p>
      <text:p text:style-name="P48">Что толку во всех целках, обрезаниях, адюльтерах и верностях навек?</text:p>
      <text:p text:style-name="P48">Что было — того нет.</text:p>
      <text:p text:style-name="P48">Что есть — пройдёт.</text:p>
      <text:p text:style-name="P48">Чему бывать — того не миноват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5-02T08:15:22.535036686</meta:creation-date>
    <dc:date>2016-05-07T23:03:23.020959906</dc:date>
    <dc:creator>sehrguey </dc:creator>
    <meta:editing-duration>PT2H6M47S</meta:editing-duration>
    <meta:editing-cycles>13</meta:editing-cycles>
    <meta:generator>LibreOffice/4.3.3.2$Linux_x86 LibreOffice_project/430m0$Build-2</meta:generator>
    <meta:document-statistic meta:table-count="0" meta:image-count="0" meta:object-count="0" meta:page-count="14" meta:paragraph-count="359" meta:word-count="6933" meta:character-count="44306" meta:non-whitespace-character-count="37544"/>
  </office:meta>
</office:document-meta>
</file>